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e7d" officeooo:paragraph-rsid="0008ce7d"/>
    </style:style>
    <style:style style:name="P2" style:family="paragraph" style:parent-style-name="Standard">
      <style:text-properties officeooo:rsid="0008ce7d" officeooo:paragraph-rsid="0009b987"/>
    </style:style>
    <style:style style:name="P3" style:family="paragraph" style:parent-style-name="Standard">
      <style:text-properties officeooo:rsid="0008ce7d" officeooo:paragraph-rsid="000bb947"/>
    </style:style>
    <style:style style:name="P4" style:family="paragraph" style:parent-style-name="Standard">
      <style:text-properties officeooo:rsid="00096087" officeooo:paragraph-rsid="00096087"/>
    </style:style>
    <style:style style:name="P5" style:family="paragraph" style:parent-style-name="Standard">
      <style:text-properties officeooo:rsid="000bb947" officeooo:paragraph-rsid="000bb947"/>
    </style:style>
    <style:style style:name="P6" style:family="paragraph" style:parent-style-name="Standard">
      <style:text-properties fo:font-weight="bold" officeooo:rsid="000bb947" officeooo:paragraph-rsid="000bb947" style:font-weight-asian="bold" style:font-weight-complex="bold"/>
    </style:style>
    <style:style style:name="P7" style:family="paragraph" style:parent-style-name="Standard">
      <style:text-properties officeooo:rsid="000cd1e4" officeooo:paragraph-rsid="000cd1e4"/>
    </style:style>
    <style:style style:name="T1" style:family="text">
      <style:text-properties officeooo:rsid="000bb9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d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rite a letter</text:p>
      <text:p text:style-name="P1">1. Gretting :</text:p>
      <text:p text:style-name="P1"><text:tab/>Dear madam/sir, </text:p>
      <text:p text:style-name="P1"><text:tab/>Dear Mr./Mrss./Mrs./Ms. FULL NAME</text:p>
      <text:p text:style-name="P1"/>
      <text:p text:style-name="P1">2. Who you are and why are you writing :</text:p>
      <text:p text:style-name="P1"><text:tab/>I'm working on behalf (de la part de) of COMPANY.</text:p>
      <text:p text:style-name="P1"><text:tab/>My name is NAME, and I'm working on/about your product.</text:p>
      <text:p text:style-name="P1"/>
      <text:p text:style-name="P1"><text:tab/>I'd like to inquire information </text:p>
      <text:p text:style-name="P1"><text:tab/>I'd like to get/have</text:p>
      <text:p text:style-name="P1"/>
      <text:p text:style-name="P1">3. What do you expect :</text:p>
      <text:p text:style-name="P1"><text:tab/>Therefore, I/we would be grateful, if you can send/clarify/inform/describe ...</text:p>
      <text:p text:style-name="P1"/>
      <text:p text:style-name="P2">4. Ending :</text:p>
      <text:p text:style-name="P1"><text:tab/>I look forward to hearing from you.</text:p>
      <text:p text:style-name="P1"><text:tab/>I look forward to meeting you.</text:p>
      <text:p text:style-name="P1"><text:tab/>I look forward working with you.</text:p>
      <text:p text:style-name="P1"/>
      <text:p text:style-name="P4"><text:tab/>Thanks.</text:p>
      <text:p text:style-name="P1"><text:tab/>Sincerely.</text:p>
      <text:p text:style-name="P1"><text:tab/>Best regards.</text:p>
      <text:p text:style-name="P1"/>
      <text:p text:style-name="P1"/>
      <text:p text:style-name="P6">Respond to a letter :</text:p>
      <text:p text:style-name="P3">1. Gretting :</text:p>
      <text:p text:style-name="P3"><text:tab/>Dear Mr./Mrss./Mrs./Ms. <text:span text:style-name="T2">FULL NAME</text:span></text:p>
      <text:p text:style-name="P3"/>
      <text:p text:style-name="P3"><text:tab/><text:span text:style-name="T1">Thanks/Thank you for your interest/message/letter/proposal/inquiry</text:span></text:p>
      <text:p text:style-name="P3"/>
      <text:p text:style-name="P3"><text:span text:style-name="T1">2.1. Positive response :</text:span></text:p>
      <text:p text:style-name="P3"><text:span text:style-name="T1"><text:tab/>We're pleased to inform/send/give …</text:span></text:p>
      <text:p text:style-name="P3"/>
      <text:p text:style-name="P3"><text:tab/><text:span text:style-name="T3">Please find in attach …</text:span></text:p>
      <text:p text:style-name="P3"><text:tab/><text:span text:style-name="T3">The attached is ...</text:span></text:p>
      <text:p text:style-name="P3"/>
      <text:p text:style-name="P5">2.2. Negative response :</text:p>
      <text:p text:style-name="P5"><text:tab/>We regret to inform you …</text:p>
      <text:p text:style-name="P5"><text:tab/></text:p>
      <text:p text:style-name="P7"><text:tab/>Don't hesitate to contact me/us, if </text:p>
      <text:p text:style-name="P7"><text:tab/>I'm at your disposal for any further 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18:11:18.351653060</meta:creation-date>
    <meta:generator>LibreOffice/4.2.8.2$Linux_X86_64 LibreOffice_project/420m0$Build-2</meta:generator>
    <dc:date>2021-11-08T18:27:58.820740308</dc:date>
    <meta:editing-duration>PT5M59S</meta:editing-duration>
    <meta:editing-cycles>5</meta:editing-cycles>
    <meta:document-statistic meta:table-count="0" meta:image-count="0" meta:object-count="0" meta:page-count="1" meta:paragraph-count="31" meta:word-count="152" meta:character-count="901" meta:non-whitespace-character-count="754"/>
  </office:meta>
</office:document-meta>
</file>